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1527*"/>
    </style:style>
    <style:style style:name="Table1.B" style:family="table-column">
      <style:table-column-properties style:column-width="3.286cm" style:rel-column-width="1863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1534*"/>
    </style:style>
    <style:style style:name="Tableau5.B" style:family="table-column">
      <style:table-column-properties style:column-width="3.291cm" style:rel-column-width="1866*"/>
    </style:style>
    <style:style style:name="Tableau5.C" style:family="table-column">
      <style:table-column-properties style:column-width="8.211cm" style:rel-column-width="4655*"/>
    </style:style>
    <style:style style:name="Tableau5.D" style:family="table-column">
      <style:table-column-properties style:column-width="3.494cm" style:rel-column-width="1981*"/>
    </style:style>
    <style:style style:name="Tableau5.E" style:family="table-column">
      <style:table-column-properties style:column-width="7.971cm" style:rel-column-width="4519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officeooo:rsid="0099fd91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officeooo:rsid="0051829f" officeooo:paragraph-rsid="00ed28f9" style:font-size-asian="10.5pt"/>
    </style:style>
    <style:style style:name="P18" style:family="paragraph" style:parent-style-name="Table_20_Contents">
      <style:text-properties style:font-name="Arial" officeooo:rsid="00953895" officeooo:paragraph-rsid="00ed28f9" style:font-size-asian="10.5pt"/>
    </style:style>
    <style:style style:name="P19" style:family="paragraph" style:parent-style-name="Table_20_Contents">
      <style:text-properties style:font-name="Arial" officeooo:rsid="0098bc75" officeooo:paragraph-rsid="00ed28f9" style:font-size-asian="10.5pt"/>
    </style:style>
    <style:style style:name="P20" style:family="paragraph" style:parent-style-name="Table_20_Contents">
      <style:text-properties style:font-name="Arial" officeooo:rsid="0054d877" officeooo:paragraph-rsid="006d278d" style:font-size-asian="10.5pt"/>
    </style:style>
    <style:style style:name="P21" style:family="paragraph" style:parent-style-name="Table_20_Contents">
      <style:text-properties style:font-name="Arial" officeooo:rsid="0054d877" officeooo:paragraph-rsid="0054d877" style:font-size-asian="10.5pt"/>
    </style:style>
    <style:style style:name="P22" style:family="paragraph" style:parent-style-name="Table_20_Contents">
      <style:text-properties style:font-name="Arial" officeooo:rsid="0054d877" officeooo:paragraph-rsid="0055efe6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4" style:family="paragraph" style:parent-style-name="Table_20_Contents">
      <style:text-properties style:font-name="Arial" officeooo:rsid="0097ced6" officeooo:paragraph-rsid="0097ced6" style:font-size-asian="10.5pt"/>
    </style:style>
    <style:style style:name="P25" style:family="paragraph" style:parent-style-name="Table_20_Contents">
      <style:text-properties style:font-name="Arial" officeooo:rsid="00e731cf" officeooo:paragraph-rsid="00e731cf" style:font-size-asian="10.5pt"/>
    </style:style>
    <style:style style:name="P26" style:family="paragraph" style:parent-style-name="Table_20_Contents">
      <style:text-properties style:font-name="Arial" officeooo:rsid="00e7990d" officeooo:paragraph-rsid="00e7990d" style:font-size-asian="10.5pt"/>
    </style:style>
    <style:style style:name="P27" style:family="paragraph" style:parent-style-name="Table_20_Contents">
      <style:text-properties style:font-name="Arial" officeooo:rsid="0055efe6" officeooo:paragraph-rsid="0055efe6" style:font-size-asian="10.5pt"/>
    </style:style>
    <style:style style:name="P28" style:family="paragraph" style:parent-style-name="Table_20_Contents">
      <style:text-properties style:font-name="Arial" officeooo:rsid="00a0fdce" officeooo:paragraph-rsid="00a0fdce" style:font-size-asian="10.5pt"/>
    </style:style>
    <style:style style:name="P29" style:family="paragraph" style:parent-style-name="Table_20_Contents">
      <style:text-properties style:font-name="Arial" officeooo:rsid="00a2d370" officeooo:paragraph-rsid="00a2d370" style:font-size-asian="10.5pt"/>
    </style:style>
    <style:style style:name="P30" style:family="paragraph" style:parent-style-name="Table_20_Contents">
      <style:text-properties style:font-name="Arial" officeooo:rsid="00ebb8f7" officeooo:paragraph-rsid="00ed28f9" style:font-size-asian="10.5pt"/>
    </style:style>
    <style:style style:name="P31" style:family="paragraph" style:parent-style-name="Table_20_Contents">
      <style:text-properties style:font-name="Arial" officeooo:rsid="00f63f28" officeooo:paragraph-rsid="00ed28f9" style:font-size-asian="10.5pt"/>
    </style:style>
    <style:style style:name="P32" style:family="paragraph" style:parent-style-name="Table_20_Contents">
      <style:text-properties style:font-name="Arial" officeooo:rsid="00ee45a9" officeooo:paragraph-rsid="00ed28f9" style:font-size-asian="10.5pt"/>
    </style:style>
    <style:style style:name="P33" style:family="paragraph" style:parent-style-name="Table_20_Contents">
      <style:text-properties style:font-name="Arial" officeooo:rsid="00ed433d" officeooo:paragraph-rsid="00ed28f9" style:font-size-asian="10.5pt"/>
    </style:style>
    <style:style style:name="P34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5" style:family="paragraph" style:parent-style-name="Text_20_body">
      <style:text-properties officeooo:paragraph-rsid="00ed28f9"/>
    </style:style>
    <style:style style:name="P36" style:family="paragraph" style:parent-style-name="Text_20_body">
      <style:text-properties officeooo:rsid="00d50e1b"/>
    </style:style>
    <style:style style:name="P37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8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41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42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4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fb4e94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48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fb4e94"/>
    </style:style>
    <style:style style:name="P49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50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51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54" style:family="paragraph" style:parent-style-name="Footnote">
      <style:paragraph-properties style:writing-mode="lr-tb"/>
      <style:text-properties officeooo:rsid="00fd93f5" officeooo:paragraph-rsid="00fd93f5"/>
    </style:style>
    <style:style style:name="P55" style:family="paragraph" style:parent-style-name="Heading_20_1" style:list-style-name="Numbering_20_1">
      <style:text-properties officeooo:paragraph-rsid="00ed28f9"/>
    </style:style>
    <style:style style:name="P56" style:family="paragraph" style:parent-style-name="Heading_20_1" style:list-style-name="Numbering_20_1">
      <style:text-properties officeooo:paragraph-rsid="00fa507c"/>
    </style:style>
    <style:style style:name="P57" style:family="paragraph" style:parent-style-name="Heading_20_1" style:list-style-name="Numbering_20_1">
      <style:text-properties officeooo:rsid="00fa507c" officeooo:paragraph-rsid="00fd93f5"/>
    </style:style>
    <style:style style:name="P58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59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0" style:family="paragraph" style:parent-style-name="Heading_20_1" style:list-style-name="Numbering_20_1">
      <style:paragraph-properties fo:break-before="page"/>
    </style:style>
    <style:style style:name="P61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2" style:family="paragraph" style:parent-style-name="Heading_20_1" style:list-style-name="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115d2" officeooo:paragraph-rsid="00ed28f9"/>
    </style:style>
    <style:style style:name="P63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64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65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66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67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68" style:family="paragraph" style:parent-style-name="Text_20_body">
      <style:text-properties officeooo:paragraph-rsid="00fa507c"/>
    </style:style>
    <style:style style:name="P6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826f41" officeooo:paragraph-rsid="00ee9052"/>
    </style:style>
    <style:style style:name="P70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P71" style:family="paragraph" style:parent-style-name="Text_20_body">
      <style:paragraph-properties style:writing-mode="lr-tb"/>
      <style:text-properties officeooo:paragraph-rsid="00fa507c"/>
    </style:style>
    <style:style style:name="P72" style:family="paragraph" style:parent-style-name="Text_20_body">
      <style:paragraph-properties style:writing-mode="lr-tb"/>
      <style:text-properties officeooo:rsid="00fe62eb" officeooo:paragraph-rsid="00fe62eb"/>
    </style:style>
    <style:style style:name="P73" style:family="paragraph" style:parent-style-name="Text_20_body">
      <style:paragraph-properties style:writing-mode="lr-tb"/>
      <style:text-properties officeooo:rsid="00ff317c" officeooo:paragraph-rsid="00ff317c"/>
    </style:style>
    <style:style style:name="P74" style:family="paragraph" style:parent-style-name="Text_20_body">
      <style:paragraph-properties style:writing-mode="lr-tb"/>
      <style:text-properties officeooo:paragraph-rsid="00fe62eb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fo:font-weight="normal" officeooo:rsid="00fd93f5" style:font-weight-asian="normal" style:font-weight-complex="normal"/>
    </style:style>
    <style:style style:name="T6" style:family="text">
      <style:text-properties officeooo:rsid="0055efe6"/>
    </style:style>
    <style:style style:name="T7" style:family="text">
      <style:text-properties officeooo:rsid="005adb1d"/>
    </style:style>
    <style:style style:name="T8" style:family="text">
      <style:text-properties officeooo:rsid="005c0f65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 officeooo:rsid="00bd7a51"/>
    </style:style>
    <style:style style:name="T17" style:family="text">
      <style:text-properties style:font-name="Arial1" officeooo:rsid="00f2dd56"/>
    </style:style>
    <style:style style:name="T18" style:family="text">
      <style:text-properties style:font-name="Arial1" officeooo:rsid="00bec504"/>
    </style:style>
    <style:style style:name="T19" style:family="text">
      <style:text-properties style:font-name="Arial1" officeooo:rsid="007d4de9"/>
    </style:style>
    <style:style style:name="T20" style:family="text">
      <style:text-properties style:font-name="Arial1" officeooo:rsid="00826f41"/>
    </style:style>
    <style:style style:name="T21" style:family="text">
      <style:text-properties officeooo:rsid="00a8da83"/>
    </style:style>
    <style:style style:name="T22" style:family="text">
      <style:text-properties officeooo:rsid="00f73a20"/>
    </style:style>
    <style:style style:name="T23" style:family="text">
      <style:text-properties officeooo:rsid="00ed9128"/>
    </style:style>
    <style:style style:name="T24" style:family="text">
      <style:text-properties officeooo:rsid="00cfebe2"/>
    </style:style>
    <style:style style:name="T25" style:family="text">
      <style:text-properties officeooo:rsid="00f58c9d"/>
    </style:style>
    <style:style style:name="T26" style:family="text">
      <style:text-properties officeooo:rsid="00f5ca37"/>
    </style:style>
    <style:style style:name="T27" style:family="text">
      <style:text-properties officeooo:rsid="00f7bea7"/>
    </style:style>
    <style:style style:name="T28" style:family="text">
      <style:text-properties officeooo:rsid="00fa507c"/>
    </style:style>
    <style:style style:name="T29" style:family="text">
      <style:text-properties officeooo:rsid="00fd93f5"/>
    </style:style>
    <style:style style:name="T30" style:family="text">
      <style:text-properties officeooo:rsid="00fe62eb"/>
    </style:style>
    <style:style style:name="T31" style:family="text">
      <style:text-properties style:font-name="Arial" officeooo:rsid="00fe6615" style:font-size-asian="10.5pt"/>
    </style:style>
    <style:style style:name="T32" style:family="text">
      <style:text-properties style:font-name="Arial" officeooo:rsid="00ff317c" style:font-size-asian="10.5pt"/>
    </style:style>
    <style:style style:name="T33" style:family="text">
      <style:text-properties style:font-name="Arial" officeooo:rsid="0100ee09" style:font-size-asian="10.5pt"/>
    </style:style>
    <style:style style:name="T34" style:family="text">
      <style:text-properties officeooo:rsid="00ff317c"/>
    </style:style>
    <style:style style:name="T35" style:family="text">
      <style:text-properties officeooo:rsid="0100ee09"/>
    </style:style>
    <style:style style:name="T36" style:family="text">
      <style:text-properties officeooo:rsid="0107bd3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7">Plan de prévention<text:note text:id="ftn7" text:note-class="footnote"><text:note-citation>1</text:note-citation><text:note-body><text:p text:style-name="P54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34"/>
      <text:list xml:id="list2090955408" text:style-name="Numbering_20_1">
        <text:list-header>
          <text:p text:style-name="P65">Titre  : {titre_prevention} - {unique_identifier}</text:p>
          <text:p text:style-name="P66">Raison : <text:span text:style-name="T14">{raison_du_plan_de_prevention}</text:span></text:p>
          <text:p text:style-name="P63"/>
        </text:list-header>
        <text:list-item>
          <text:h text:style-name="P55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612432013440">
          <table:table-cell table:style-name="Tableau1.A1" office:value-type="string">
            <text:p text:style-name="P7">Pompiers</text:p>
          </table:table-cell>
          <table:table-cell table:style-name="Tableau1.A1" office:value-type="string">
            <text:p text:style-name="P7">Police/Gendarmerie</text:p>
          </table:table-cell>
          <table:table-cell table:style-name="Tableau1.A1" office:value-type="string">
            <text:p text:style-name="P8">SAMU</text:p>
          </table:table-cell>
          <table:table-cell table:style-name="Tableau1.D1" office:value-type="string">
            <text:p text:style-name="P8">TOUTE URGENCE</text:p>
          </table:table-cell>
        </table:table-row>
        <table:table-row table:style-name="TableLine1612432010992">
          <table:table-cell table:style-name="Tableau1.A2" office:value-type="string">
            <text:p text:style-name="P9">{pompier_number}</text:p>
          </table:table-cell>
          <table:table-cell table:style-name="Tableau1.A2" office:value-type="string">
            <text:p text:style-name="P10">{police_number}</text:p>
          </table:table-cell>
          <table:table-cell table:style-name="Tableau1.A2" office:value-type="string">
            <text:p text:style-name="P11">{samu_number}</text:p>
          </table:table-cell>
          <table:table-cell table:style-name="Tableau1.D2" office:value-type="string">
            <text:p text:style-name="P12">{emergency_number}</text:p>
          </table:table-cell>
        </table:table-row>
      </table:table>
      <text:list xml:id="list184035411013788" text:continue-numbering="true" text:style-name="Numbering_20_1">
        <text:list-item>
          <text:h text:style-name="P58" text:outline-level="1">Moyens <text:span text:style-name="T10">généraux </text:span>mis à disposition</text:h>
        </text:list-item>
      </text:list>
      <text:p text:style-name="P3">{moyen_generaux_mis_disposition}</text:p>
      <text:list xml:id="list184036060070610" text:continue-numbering="true" text:style-name="Numbering_20_1">
        <text:list-item>
          <text:h text:style-name="P55" text:outline-level="1">Consignes Générales</text:h>
        </text:list-item>
      </text:list>
      <text:p text:style-name="P39">{consigne_generale}</text:p>
      <text:list xml:id="list184037047855738" text:continue-numbering="true" text:style-name="Numbering_20_1">
        <text:list-item>
          <text:h text:style-name="P57" text:outline-level="1"><text:span text:style-name="T29">Inspection commune préalable</text:span><text:span text:style-name="T29"><text:note text:id="ftn0" text:note-class="footnote"><text:note-citation>2</text:note-citation><text:note-body><text:p text:style-name="Footnote"><text:span text:style-name="T29">A</text:span>rt. R. 4512-2 et R. 4512-3 du Code du travail</text:p></text:note-body></text:note></text:span></text:h>
        </text:list-item>
      </text:list>
      <text:p text:style-name="P71">L’entreprise utilisatrice <text:span text:style-name="T29">à </text:span>procéd<text:span text:style-name="T29">é</text:span>, préalablement à l’exécution de l’opération, à une inspection commune <text:span text:style-name="T29">préalable en date du {prior_visit_date} :</text:span></text:p>
      <text:p text:style-name="P73">Lors de cette visite les points suivants ont ét<text:span text:style-name="T35">é présenté par l’Entreprise Utilisatrice</text:span>:</text:p>
      <text:list xml:id="list1727057942" text:style-name="L1">
        <text:list-item>
          <text:p text:style-name="P70"><text:span text:style-name="T34">L</text:span>ieux de travail, </text:p>
        </text:list-item>
        <text:list-item>
          <text:p text:style-name="P70"><text:span text:style-name="T32">I</text:span>nstallations qui s’y trouvent,</text:p>
        </text:list-item>
        <text:list-item>
          <text:p text:style-name="P70"><text:span text:style-name="T32">M</text:span>atériels éventuellement mis à disposition des entreprises extérieures.</text:p>
        </text:list-item>
        <text:list-item>
          <text:p text:style-name="P70"><text:soft-page-break/><text:span text:style-name="T35">D</text:span>élimiter le secteur de l’intervention des entreprises extérieures,</text:p>
        </text:list-item>
        <text:list-item>
          <text:p text:style-name="P70"><text:span text:style-name="T35">M</text:span>atérialiser les zones de ce secteur qui peuvent présenter des dangers pour les travailleurs, </text:p>
        </text:list-item>
        <text:list-item>
          <text:p text:style-name="P70"><text:span text:style-name="T35">I</text:span>ndiquer les voies de circulation que pourront emprunter les travailleurs ainsi que les véhicules et engins de toute nature appartenant aux entreprises extérieures,</text:p>
        </text:list-item>
        <text:list-item>
          <text:p text:style-name="P70"><text:span text:style-name="T35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71"><text:s/></text:p>
      <text:p text:style-name="P71">Toutes les <text:span text:style-name="T35">E</text:span>ntreprises <text:span text:style-name="T35">Extérieures</text:span>, sous-traitants compris, concourant à l’exécution d’une même opération doivent participer simultanément à l’inspection commune préalable afin d’assurer leurs informations réciproques.</text:p>
      <text:p text:style-name="P74"><text:span text:style-name="T30">Les commentaires suivants ont été relevés :</text:span></text:p>
      <text:p text:style-name="P72"><text:span text:style-name="T29">{prior_visit_</text:span><text:span text:style-name="T31">text</text:span><text:span text:style-name="T29">} </text:span></text:p>
      <text:list xml:id="list184036470597114" text:continue-list="list184037047855738" text:style-name="Numbering_20_1">
        <text:list-item>
          <text:h text:style-name="P56" text:outline-level="1"><text:span text:style-name="T28">Premiers secours</text:span></text:h>
        </text:list-item>
      </text:list>
      <text:p text:style-name="P41">{premiers_secours}</text:p>
      <text:p text:style-name="P40"/>
      <text:list xml:id="list184035225810776" text:continue-numbering="true" text:style-name="Numbering_20_1">
        <text:list-item>
          <text:h text:style-name="P59" text:outline-level="1">Intervention</text:h>
        </text:list-item>
      </text:list>
      <text:p text:style-name="P47"><text:span text:style-name="T16">Ce</text:span><text:span text:style-name="T17"> plan débute le : </text:span><text:span text:style-name="T19">{date_start_intervention_PPP}</text:span><text:span text:style-name="T17"> et fini</text:span><text:span text:style-name="T18">t</text:span><text:span text:style-name="T17"> le : </text:span><text:span text:style-name="T20">{date_end_intervention_PPP}</text:span></text:p>
      <text:p text:style-name="P69"/>
      <text:p text:style-name="P46">Les interventions se dérouleront aux horaires suivants :</text:p>
      <text:p text:style-name="P46"/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51"/>
          </table:table-cell>
          <table:table-cell table:style-name="Table1.B1" office:value-type="string">
            <text:p text:style-name="P51">Lundi</text:p>
          </table:table-cell>
          <table:table-cell table:style-name="Table1.B1" office:value-type="string">
            <text:p text:style-name="P51">Mardi</text:p>
          </table:table-cell>
          <table:table-cell table:style-name="Table1.B1" office:value-type="string">
            <text:p text:style-name="P51">Mercredi</text:p>
          </table:table-cell>
          <table:table-cell table:style-name="Table1.B1" office:value-type="string">
            <text:p text:style-name="P51">Jeudi</text:p>
          </table:table-cell>
          <table:table-cell table:style-name="Table1.B1" office:value-type="string">
            <text:p text:style-name="P51">Vendredi</text:p>
          </table:table-cell>
          <table:table-cell table:style-name="Table1.B1" office:value-type="string">
            <text:p text:style-name="P51">Samedi</text:p>
          </table:table-cell>
          <table:table-cell table:style-name="Table1.H1" office:value-type="string">
            <text:p text:style-name="P51">Dimanche</text:p>
          </table:table-cell>
        </table:table-row>
        <table:table-row table:style-name="Table1.2">
          <table:table-cell table:style-name="Table1.A2" office:value-type="string">
            <text:p text:style-name="P51">Matin</text:p>
          </table:table-cell>
          <table:table-cell table:style-name="Table1.B2" office:value-type="string">
            <text:p text:style-name="P53">{lundi_matin}</text:p>
          </table:table-cell>
          <table:table-cell table:style-name="Table1.C2" office:value-type="string">
            <text:p text:style-name="P53">{mardi_matin}</text:p>
          </table:table-cell>
          <table:table-cell table:style-name="Table1.D2" office:value-type="string">
            <text:p text:style-name="P53">{mercredi_matin}</text:p>
          </table:table-cell>
          <table:table-cell table:style-name="Table1.E2" office:value-type="string">
            <text:p text:style-name="P53">{jeudi_matin}</text:p>
          </table:table-cell>
          <table:table-cell table:style-name="Table1.F2" office:value-type="string">
            <text:p text:style-name="P53">{vendredi_matin}</text:p>
          </table:table-cell>
          <table:table-cell table:style-name="Table1.G2" office:value-type="string">
            <text:p text:style-name="P53">{samedi_matin}</text:p>
          </table:table-cell>
          <table:table-cell table:style-name="Table1.H2" office:value-type="string">
            <text:p text:style-name="P53">{dimanche_matin}</text:p>
          </table:table-cell>
        </table:table-row>
        <table:table-row table:style-name="Table1.3">
          <table:table-cell table:style-name="Table1.A3" office:value-type="string">
            <text:p text:style-name="P52">Après-midi</text:p>
          </table:table-cell>
          <table:table-cell table:style-name="Table1.B3" office:value-type="string">
            <text:p text:style-name="P53">{lundi_aprem}</text:p>
          </table:table-cell>
          <table:table-cell table:style-name="Table1.C3" office:value-type="string">
            <text:p text:style-name="P53">{mardi_aprem}</text:p>
          </table:table-cell>
          <table:table-cell table:style-name="Table1.D3" office:value-type="string">
            <text:p text:style-name="P53">{mercredi_aprem}</text:p>
          </table:table-cell>
          <table:table-cell table:style-name="Table1.E3" office:value-type="string">
            <text:p text:style-name="P53">{jeudi_aprem}</text:p>
          </table:table-cell>
          <table:table-cell table:style-name="Table1.F3" office:value-type="string">
            <text:p text:style-name="P53">{vendredi_aprem}</text:p>
          </table:table-cell>
          <table:table-cell table:style-name="Table1.G3" office:value-type="string">
            <text:p text:style-name="P53">{samedi_aprem}</text:p>
          </table:table-cell>
          <table:table-cell table:style-name="Table1.H3" office:value-type="string">
            <text:p text:style-name="P53">{dimanche_aprem}</text:p>
          </table:table-cell>
        </table:table-row>
      </table:table>
      <text:p text:style-name="P48"/>
      <text:p text:style-name="P45">Vous avez prévu <text:span text:style-name="T24">{interventions_info} </text:span>pour ce plan de prévention, vous trouverez ci-apr<text:span text:style-name="T26">è</text:span>s le détails des actions que vous avez prévu<text:span text:style-name="T25">es</text:span>, les risques engendrés et les moyens de préventions mis en œuvre.</text:p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612432005824">
          <table:table-cell table:style-name="Tableau5.A1" office:value-type="string">
            <text:p text:style-name="P16">IdRPP<text:note text:id="ftn1" text:note-class="footnote"><text:note-citation>3</text:note-citation><text:note-body><text:p text:style-name="P37">Identifiant unique du plan de prévention</text:p></text:note-body></text:note></text:p>
          </table:table-cell>
          <table:table-cell table:style-name="Tableau5.A1" office:value-type="string">
            <text:p text:style-name="P14">UT / GP / <text:span text:style-name="T11">Site</text:span><text:span text:style-name="T11"><text:note text:id="ftn2" text:note-class="footnote"><text:note-citation>4</text:note-citation><text:note-body><text:p text:style-name="P37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3">Description <text:span text:style-name="T9">des actions réalisées</text:span><text:span text:style-name="T9"><text:note text:id="ftn3" text:note-class="footnote"><text:note-citation>5</text:note-citation><text:note-body><text:p text:style-name="P37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5">Risque <text:span text:style-name="T11">engendré</text:span><text:span text:style-name="T11"><text:note text:id="ftn4" text:note-class="footnote"><text:note-citation>6</text:note-citation><text:note-body><text:p text:style-name="P37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3">Moyens de prévention<text:note text:id="ftn5" text:note-class="footnote"><text:note-citation>7</text:note-citation><text:note-body><text:p text:style-name="P38">les moyens de prévention mise en œuvre afin de limiter les risques</text:p></text:note-body></text:note></text:p>
          </table:table-cell>
        </table:table-row>
        <table:table-row table:style-name="TableLine1612432006912"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49">{unite_travail}</text:p>
          </table:table-cell>
          <table:table-cell table:style-name="Tableau5.C2" office:value-type="string">
            <text:p text:style-name="P50">{action}</text:p>
          </table:table-cell>
          <table:table-cell table:style-name="Tableau5.D2" office:value-type="string">
            <text:p text:style-name="P50">{risk}</text:p>
          </table:table-cell>
          <table:table-cell table:style-name="Tableau5.E2" office:value-type="string">
            <text:p text:style-name="P64"><text:span text:style-name="T21">{prevention}</text:span>[!-- END row.interventions --]</text:p>
          </table:table-cell>
        </table:table-row>
      </table:table>
      <text:p text:style-name="P6"/>
      <text:h text:style-name="P62" text:outline-level="1"/>
      <text:list xml:id="list184035947262507" text:continue-numbering="true" text:style-name="Numbering_20_1">
        <text:list-item>
          <text:h text:style-name="P61" text:outline-level="1">Informations <text:span text:style-name="T36">E</text:span><text:span text:style-name="T12">ntreprise </text:span><text:span text:style-name="T36">E</text:span><text:span text:style-name="T12">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612432015616">
          <table:table-cell table:style-name="Tableau2.A1" office:value-type="string">
            <text:p text:style-name="P17">Nom de l’<text:span text:style-name="T36">E</text:span><text:span text:style-name="T8">ntreprise</text:span> <text:span text:style-name="T36">E</text:span><text:span text:style-name="T7">xtérieure</text:span></text:p>
          </table:table-cell>
          <table:table-cell table:style-name="Tableau2.A1" office:value-type="string">
            <text:p text:style-name="P18">{society_title}</text:p>
          </table:table-cell>
          <table:table-cell table:style-name="Tableau2.A1" office:value-type="string">
            <text:p text:style-name="P17">Siret</text:p>
          </table:table-cell>
          <table:table-cell table:style-name="Tableau2.D1" office:value-type="string">
            <text:p text:style-name="P18">{society_siret_id}</text:p>
          </table:table-cell>
        </table:table-row>
        <table:table-row table:style-name="TableLine1612432004192">
          <table:table-cell table:style-name="Tableau2.A2" office:value-type="string">
            <text:p text:style-name="P30">Adresse</text:p>
          </table:table-cell>
          <table:table-cell table:style-name="Tableau2.B2" table:number-columns-spanned="3" office:value-type="string">
            <text:p text:style-name="P31">{society_address}</text:p>
          </table:table-cell>
          <table:covered-table-cell/>
          <table:covered-table-cell/>
        </table:table-row>
        <table:table-row table:style-name="TableLine1612434129952">
          <table:table-cell table:style-name="Tableau2.A3" office:value-type="string">
            <text:p text:style-name="P30">Code Postal</text:p>
          </table:table-cell>
          <table:table-cell table:style-name="Tableau2.A3" office:value-type="string">
            <text:p text:style-name="P31">{society_postcode}</text:p>
          </table:table-cell>
          <table:table-cell table:style-name="Tableau2.A3" office:value-type="string">
            <text:p text:style-name="P30">Ville</text:p>
          </table:table-cell>
          <table:table-cell table:style-name="Tableau2.D3" office:value-type="string">
            <text:p text:style-name="P31">{society_town}</text:p>
          </table:table-cell>
        </table:table-row>
      </table:table>
      <text:p text:style-name="P3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2">Id<text:span text:style-name="T36">entification i</text:span>ntervenant<text:note text:id="ftn6" text:note-class="footnote"><text:note-citation>8</text:note-citation><text:note-body><text:p text:style-name="P42">Identifiant unique de l’intervenant pour ce plan de prévention</text:p></text:note-body></text:note></text:p>
          </table:table-cell>
          <table:table-cell table:style-name="Tableau3.B1" office:value-type="string">
            <text:p text:style-name="P33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19">[!-- BEGIN row.intervenants --]<text:span text:style-name="T22">{id}</text:span></text:p>
          </table:table-cell>
          <table:table-cell table:style-name="Tableau3.B2" office:value-type="string">
            <text:p text:style-name="P19">{name}, {lastname}, <text:span text:style-name="T15">{phone}, </text:span>{mail}[!-- END row.intervenants --]</text:p>
          </table:table-cell>
        </table:table-row>
      </table:table>
      <text:p text:style-name="P43"/>
      <text:p text:style-name="P43"><text:span text:style-name="T23">Nombre d’intervenants pour ce plan de prévention : </text:span>{intervenants_info}</text:p>
      <text:p text:style-name="P43"/>
      <text:p text:style-name="P43"/>
      <text:list xml:id="list184036617382844" text:continue-numbering="true" text:style-name="Numbering_20_1">
        <text:list-item>
          <text:h text:style-name="P60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612434133216"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3">Responsable Entreprise Utilisatrice (EU)</text:p>
          </table:table-cell>
          <table:table-cell table:style-name="Tableau4.C1" office:value-type="string">
            <text:p text:style-name="P23">Responsable <text:span text:style-name="T27">E</text:span>ntreprise <text:span text:style-name="T27">E</text:span>xtérieure <text:span text:style-name="T27">(EE)</text:span></text:p>
          </table:table-cell>
        </table:table-row>
        <table:table-row table:style-name="TableLine1612434121520">
          <table:table-cell table:style-name="Tableau4.A2" office:value-type="string">
            <text:p text:style-name="P21">Nom </text:p>
          </table:table-cell>
          <table:table-cell table:style-name="Tableau4.A2" office:value-type="string">
            <text:p text:style-name="P24">{maitre_oeuvre_lname}</text:p>
          </table:table-cell>
          <table:table-cell table:style-name="Tableau4.C2" office:value-type="string">
            <text:p text:style-name="P24">{intervenant_exterieur_lname}</text:p>
          </table:table-cell>
        </table:table-row>
        <table:table-row table:style-name="TableLine1612434122336">
          <table:table-cell table:style-name="Tableau4.A2" office:value-type="string">
            <text:p text:style-name="P21">Prénom</text:p>
          </table:table-cell>
          <table:table-cell table:style-name="Tableau4.A2" office:value-type="string">
            <text:p text:style-name="P24">{maitre_oeuvre_fname}</text:p>
          </table:table-cell>
          <table:table-cell table:style-name="Tableau4.C2" office:value-type="string">
            <text:p text:style-name="P24">{intervenant_exterieur_fname}</text:p>
          </table:table-cell>
        </table:table-row>
        <table:table-row table:style-name="TableLine1612434134032">
          <table:table-cell table:style-name="Tableau4.A2" office:value-type="string">
            <text:p text:style-name="P25">Email</text:p>
          </table:table-cell>
          <table:table-cell table:style-name="Tableau4.A2" office:value-type="string">
            <text:p text:style-name="P26">{maitre_oeuvre_email}</text:p>
          </table:table-cell>
          <table:table-cell table:style-name="Tableau4.C2" office:value-type="string">
            <text:p text:style-name="P26">{intervenant_exterieur_email}</text:p>
          </table:table-cell>
        </table:table-row>
        <table:table-row table:style-name="TableLine1612434116896">
          <table:table-cell table:style-name="Tableau4.A2" office:value-type="string">
            <text:p text:style-name="P21">Portable</text:p>
          </table:table-cell>
          <table:table-cell table:style-name="Tableau4.A2" office:value-type="string">
            <text:p text:style-name="P24">{maitre_oeuvre_phone}</text:p>
          </table:table-cell>
          <table:table-cell table:style-name="Tableau4.C2" office:value-type="string">
            <text:p text:style-name="P24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2"><text:span text:style-name="T6">Date et </text:span>Signature</text:p>
            <text:p text:style-name="P27"/>
          </table:table-cell>
          <table:table-cell table:style-name="Tableau4.A2" office:value-type="string">
            <text:p text:style-name="P24">Le {maitre_oeuvre_signature_date}, </text:p>
            <text:p text:style-name="P28">{maitre_oeuvre_signature}</text:p>
          </table:table-cell>
          <table:table-cell table:style-name="Tableau4.C2" office:value-type="string">
            <text:p text:style-name="P24">Le {intervenant_exterieur_signature_date},</text:p>
            <text:p text:style-name="P29">{intervenant_exterieur_signature}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fd93f5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f7bea7" style:font-weight-asian="normal" style:font-weight-complex="normal"/>
    </style:style>
    <style:style style:name="MT6" style:family="text">
      <style:text-properties fo:font-weight="normal" officeooo:rsid="00fd93f5" style:font-weight-asian="normal" style:font-weight-complex="normal"/>
    </style:style>
    <style:style style:name="MT7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4"><draw:image xlink:href="Pictures/10000000000000500000000FAF4253CA951D8AAF.png" xlink:type="simple" xlink:show="embed" xlink:actuate="onLoad" draw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<text:s/><text:tab/>Version <text:span text:style-name="MT2">1.</text:span><text:span text:style-name="MT3">2</text:span><text:span text:style-name="MT2">.</text:span><text:span text:style-name="MT3">0</text:span><text:span text:style-name="MT2">-</text:span><text:span text:style-name="MT4">20</text:span><text:span text:style-name="MT5">2</text:span><text:span text:style-name="MT6">1</text:span><text:span text:style-name="MT5">072</text:span><text:span text:style-name="MT6">9</text:span><text:span text:style-name="MT7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1-07-29T18:40:34.686000000</dc:date>
    <meta:editing-duration>PT15H29M54S</meta:editing-duration>
    <meta:editing-cycles>244</meta:editing-cycles>
    <meta:generator>LibreOffice/7.0.6.2$Windows_X86_64 LibreOffice_project/144abb84a525d8e30c9dbbefa69cbbf2d8d4ae3b</meta:generator>
    <meta:document-statistic meta:table-count="6" meta:image-count="1" meta:object-count="0" meta:page-count="5" meta:paragraph-count="115" meta:word-count="477" meta:character-count="3925" meta:non-whitespace-character-count="3553"/>
  </office:meta>
</office:document-meta>
</file>